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language="en" fo:country="G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re is no problem to be solved behind the making of this app, only the <text:span text:style-name="T1">will to make a simple game (well not so simple, multi-threads on multiple devices via bluetooth proved to be a pain) and to learn while doing so.</text:span><text:span text:style-name="T1"><text:line-break/><text:line-break/>Thoughts for the future: Though this wasn't the primary goal, I have almost created a backend framework for connecting multiple devices together via bluetooth. With a few minor adjustments I have in mind it could be easily re-used for other applications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25S</meta:editing-duration>
    <meta:editing-cycles>4</meta:editing-cycles>
    <meta:generator>OpenOffice/4.0.1$Win32 OpenOffice.org_project/401m5$Build-9714</meta:generator>
    <dc:date>2015-06-03T22:05:32.66</dc:date>
    <meta:document-statistic meta:table-count="0" meta:image-count="0" meta:object-count="0" meta:page-count="1" meta:paragraph-count="1" meta:word-count="83" meta:character-count="474"/>
    <meta:user-defined meta:name="Info 1"/>
    <meta:user-defined meta:name="Info 2"/>
    <meta:user-defined meta:name="Info 3"/>
    <meta:user-defined meta:name="Info 4"/>
  </office:meta>
</office:document-meta>
</file>